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1ebf1" draw:shadow="hidden" loext:decorative="false"/>
    </style:style>
    <style:style style:name="gr2" style:family="graphic" style:parent-style-name="standard">
      <style:graphic-properties draw:stroke="none" draw:fill="solid" draw:fill-color="#bfbfbf" draw:shadow="hidden" loext:decorative="false"/>
    </style:style>
    <style:style style:name="gr3" style:family="graphic" style:parent-style-name="standard">
      <style:graphic-properties draw:stroke="none" draw:fill="none" draw:textarea-vertical-align="middle" fo:min-height="0.591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defe3" draw:shadow="hidden" loext:decorative="false"/>
    </style:style>
    <style:style style:name="gr5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6" style:family="graphic" style:parent-style-name="standard">
      <style:graphic-properties draw:stroke="none" draw:fill="solid" draw:fill-color="#da9792" draw:shadow="hidden" loext:decorative="false"/>
    </style:style>
    <style:style style:name="gr7" style:family="graphic" style:parent-style-name="standard">
      <style:graphic-properties draw:stroke="none" draw:fill="none" draw:textarea-vertical-align="middle" fo:min-height="3.846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draw:shadow="hidden" loext:decorative="false"/>
    </style:style>
    <style:style style:name="gr9" style:family="graphic" style:parent-style-name="standard">
      <style:graphic-properties draw:stroke="solid" svg:stroke-width="0.023cm" svg:stroke-color="#000000" svg:stroke-opacity="100%" draw:stroke-linejoin="round" svg:stroke-linecap="round" draw:fill="none" fo:padding-top="0.136cm" fo:padding-bottom="0.136cm" fo:padding-left="0.261cm" fo:padding-right="0.261cm" loext:decorative="false"/>
    </style:style>
    <style:style style:name="gr10" style:family="graphic" style:parent-style-name="standard">
      <style:graphic-properties draw:stroke="solid" svg:stroke-width="0.042cm" svg:stroke-color="#000000" draw:marker-start="Marker_5f_0" draw:marker-start-width="0.361cm" draw:marker-end="Marker_5f_0" draw:marker-end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1" style:family="graphic" style:parent-style-name="standard">
      <style:graphic-properties draw:stroke="none" draw:fill="solid" draw:fill-color="#b5cb85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944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d1ebf1"/>
    </style:style>
    <style:style style:name="P2" style:family="paragraph">
      <loext:graphic-properties draw:fill="solid" draw:fill-color="#bfbfb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defe3"/>
    </style:style>
    <style:style style:name="P6" style:family="paragraph">
      <loext:graphic-properties draw:fill="solid" draw:fill-color="#da9792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b5cb85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9.128cm" svg:height="1.508cm" svg:x="1.508cm" svg:y="3.572cm" svg:viewBox="0 0 9129 1509" draw:points="0,1509 9129,1509 9129,0 0,0">
          <text:p/>
        </draw:polygon>
        <draw:polygon draw:style-name="gr2" draw:text-style-name="P2" draw:layer="layout" svg:width="19.447cm" svg:height="0.873cm" svg:x="1.508cm" svg:y="9.208cm" svg:viewBox="0 0 19448 874" draw:points="0,874 19448,874 19448,0 0,0">
          <text:p/>
        </draw:polygon>
        <draw:frame draw:style-name="gr3" draw:text-style-name="P4" draw:layer="layout" svg:width="19.447cm" svg:height="0.873cm" svg:x="1.508cm" svg:y="9.208cm">
          <draw:text-box>
            <text:p text:style-name="P3"><text:span text:style-name="T1">Bedrock</text:span></text:p>
          </draw:text-box>
        </draw:frame>
        <draw:polygon draw:style-name="gr4" draw:text-style-name="P5" draw:layer="layout" svg:width="19.447cm" svg:height="4.128cm" svg:x="1.508cm" svg:y="5.08cm" svg:viewBox="0 0 19448 4129" draw:points="0,4129 19448,4129 19448,0 0,0">
          <text:p/>
        </draw:polygon>
        <draw:line draw:style-name="gr5" draw:text-style-name="P4" draw:layer="layout" svg:x1="1.508cm" svg:y1="9.208cm" svg:x2="20.954cm" svg:y2="9.208cm">
          <text:p/>
        </draw:line>
        <draw:polygon draw:style-name="gr6" draw:text-style-name="P6" draw:layer="layout" svg:width="2.58cm" svg:height="4.128cm" svg:x="9.962cm" svg:y="5.08cm" svg:viewBox="0 0 2581 4129" draw:points="0,4129 2581,4129 2581,0 0,0">
          <text:p/>
        </draw:polygon>
        <draw:frame draw:style-name="gr7" draw:text-style-name="P4" draw:layer="layout" svg:width="2.58cm" svg:height="4.128cm" svg:x="9.962cm" svg:y="5.08cm">
          <draw:text-box>
            <text:p text:style-name="P3"><text:span text:style-name="T1">Grout Curtain</text:span></text:p>
          </draw:text-box>
        </draw:frame>
        <draw:line draw:style-name="gr5" draw:text-style-name="P4" draw:layer="layout" svg:x1="1.508cm" svg:y1="5.08cm" svg:x2="20.954cm" svg:y2="5.08cm">
          <text:p/>
        </draw:line>
        <draw:line draw:style-name="gr5" draw:text-style-name="P4" draw:layer="layout" svg:x1="10.371cm" svg:y1="3.572cm" svg:x2="1.508cm" svg:y2="3.572cm">
          <text:p/>
        </draw:line>
        <draw:polygon draw:style-name="gr8" draw:text-style-name="P7" draw:layer="layout" svg:width="0.365cm" svg:height="0.183cm" svg:x="6.485cm" svg:y="3.355cm" svg:viewBox="0 0 366 184" draw:points="0,0 186,184 366,0">
          <text:p/>
        </draw:polygon>
        <draw:polygon draw:style-name="gr9" draw:text-style-name="P4" draw:layer="layout" svg:width="0.365cm" svg:height="0.183cm" svg:x="6.485cm" svg:y="3.355cm" svg:viewBox="0 0 366 184" draw:points="0,0 186,184 366,0">
          <text:p/>
        </draw:polygon>
        <draw:line draw:style-name="gr9" draw:text-style-name="P4" draw:layer="layout" svg:x1="6.856cm" svg:y1="3.595cm" svg:x2="6.48cm" svg:y2="3.598cm">
          <text:p/>
        </draw:line>
        <draw:line draw:style-name="gr9" draw:text-style-name="P4" draw:layer="layout" svg:x1="6.57cm" svg:y1="3.657cm" svg:x2="6.767cm" svg:y2="3.66cm">
          <text:p/>
        </draw:line>
        <draw:line draw:style-name="gr9" draw:text-style-name="P4" draw:layer="layout" svg:x1="6.689cm" svg:y1="3.729cm" svg:x2="6.647cm" svg:y2="3.732cm">
          <text:p/>
        </draw:line>
        <draw:polygon draw:style-name="gr8" draw:text-style-name="P7" draw:layer="layout" svg:width="0.365cm" svg:height="0.183cm" svg:x="17.518cm" svg:y="4.892cm" svg:viewBox="0 0 366 184" draw:points="0,0 186,184 366,0">
          <text:p/>
        </draw:polygon>
        <draw:polygon draw:style-name="gr9" draw:text-style-name="P4" draw:layer="layout" svg:width="0.365cm" svg:height="0.183cm" svg:x="17.518cm" svg:y="4.892cm" svg:viewBox="0 0 366 184" draw:points="0,0 186,184 366,0">
          <text:p/>
        </draw:polygon>
        <draw:line draw:style-name="gr9" draw:text-style-name="P4" draw:layer="layout" svg:x1="17.889cm" svg:y1="5.132cm" svg:x2="17.513cm" svg:y2="5.135cm">
          <text:p/>
        </draw:line>
        <draw:line draw:style-name="gr9" draw:text-style-name="P4" draw:layer="layout" svg:x1="17.603cm" svg:y1="5.194cm" svg:x2="17.8cm" svg:y2="5.197cm">
          <text:p/>
        </draw:line>
        <draw:line draw:style-name="gr9" draw:text-style-name="P4" draw:layer="layout" svg:x1="17.722cm" svg:y1="5.266cm" svg:x2="17.68cm" svg:y2="5.269cm">
          <text:p/>
        </draw:line>
        <draw:line draw:style-name="gr10" draw:text-style-name="P4" draw:layer="layout" svg:x1="2.619cm" svg:y1="5.08cm" svg:x2="2.619cm" svg:y2="9.207cm">
          <text:p/>
        </draw:line>
        <draw:line draw:style-name="gr10" draw:text-style-name="P4" draw:layer="layout" svg:x1="2.619cm" svg:y1="3.572cm" svg:x2="2.619cm" svg:y2="5.08cm">
          <text:p/>
        </draw:line>
        <draw:polygon draw:style-name="gr11" draw:text-style-name="P8" draw:layer="layout" svg:width="7.541cm" svg:height="1.667cm" svg:x="7.461cm" svg:y="3.413cm" svg:viewBox="0 0 7542 1668" draw:points="4436,0 3105,0 0,1668 7542,1668">
          <text:p/>
        </draw:polygon>
        <draw:polygon draw:style-name="gr5" draw:text-style-name="P4" draw:layer="layout" svg:width="7.541cm" svg:height="1.667cm" svg:x="7.461cm" svg:y="3.413cm" svg:viewBox="0 0 7542 1668" draw:points="4436,0 3105,0 0,1668 7542,1668">
          <text:p/>
        </draw:polygon>
        <draw:frame draw:style-name="gr12" draw:text-style-name="P4" draw:layer="layout" svg:width="1.411cm" svg:height="0.851cm" svg:x="2.778cm" svg:y="6.524cm">
          <draw:text-box>
            <text:p text:style-name="P3"><text:span text:style-name="T1">10 m</text:span></text:p>
          </draw:text-box>
        </draw:frame>
        <draw:frame draw:style-name="gr12" draw:text-style-name="P4" draw:layer="layout" svg:width="1.411cm" svg:height="0.851cm" svg:x="2.787cm" svg:y="3.896cm">
          <draw:text-box>
            <text:p text:style-name="P3"><text:span text:style-name="T1">4 m</text:span></text:p>
          </draw:text-box>
        </draw:frame>
        <draw:line draw:style-name="gr10" draw:text-style-name="P4" draw:layer="layout" svg:x1="9.981cm" svg:y1="8.275cm" svg:x2="12.501cm" svg:y2="8.275cm">
          <text:p/>
        </draw:line>
        <draw:frame draw:style-name="gr12" draw:text-style-name="P4" draw:layer="layout" svg:width="1.411cm" svg:height="0.851cm" svg:x="10.616cm" svg:y="8.325cm">
          <draw:text-box>
            <text:p text:style-name="P3"><text:span text:style-name="T1">6 m</text:span></text:p>
          </draw:text-box>
        </draw:frame>
        <draw:line draw:style-name="gr10" draw:text-style-name="P4" draw:layer="layout" svg:x1="7.461cm" svg:y1="3.016cm" svg:x2="14.942cm" svg:y2="3.016cm">
          <text:p/>
        </draw:line>
        <draw:frame draw:style-name="gr12" draw:text-style-name="P4" draw:layer="layout" svg:width="1.411cm" svg:height="0.851cm" svg:x="10.614cm" svg:y="2.198cm">
          <draw:text-box>
            <text:p text:style-name="P3"><text:span text:style-name="T1">18 m</text:span></text:p>
          </draw:text-box>
        </draw:frame>
        <draw:line draw:style-name="gr5" draw:text-style-name="P4" draw:layer="layout" svg:x1="7.461cm" svg:y1="3.333cm" svg:x2="7.461cm" svg:y2="2.758cm">
          <text:p/>
        </draw:line>
        <draw:line draw:style-name="gr5" draw:text-style-name="P4" draw:layer="layout" svg:x1="15.002cm" svg:y1="3.368cm" svg:x2="15.002cm" svg:y2="2.793cm">
          <text:p/>
        </draw:line>
        <draw:frame draw:style-name="gr12" draw:text-style-name="P4" draw:layer="layout" svg:width="2.738cm" svg:height="0.851cm" svg:x="9.842cm" svg:y="3.984cm">
          <draw:text-box>
            <text:p text:style-name="P3"><text:span text:style-name="T1">Levee</text:span></text:p>
          </draw:text-box>
        </draw:frame>
        <draw:frame draw:style-name="gr13" draw:text-style-name="P4" draw:layer="layout" svg:width="2.619cm" svg:height="1.419cm" svg:x="15.2cm" svg:y="6.253cm">
          <draw:text-box>
            <text:p text:style-name="P3"><text:span text:style-name="T1">Foundation</text:span></text:p>
            <text:p text:style-name="P3"><text:span text:style-name="T1">K = 2 m/d</text:span></text:p>
          </draw:text-box>
        </draw:frame>
        <draw:polygon draw:style-name="gr1" draw:text-style-name="P1" draw:layer="layout" svg:width="9.337cm" svg:height="1.143cm" svg:x="0.952cm" svg:y="13.811cm" svg:viewBox="0 0 9338 1144" draw:points="0,1144 9338,1144 9338,0 0,0">
          <text:p/>
        </draw:polygon>
        <draw:polygon draw:style-name="gr2" draw:text-style-name="P2" draw:layer="layout" svg:width="19.684cm" svg:height="0.662cm" svg:x="0.952cm" svg:y="18.085cm" svg:viewBox="0 0 19685 663" draw:points="0,663 19685,663 19685,0 0,0">
          <text:p/>
        </draw:polygon>
        <draw:polygon draw:style-name="gr4" draw:text-style-name="P5" draw:layer="layout" svg:width="19.684cm" svg:height="3.13cm" svg:x="0.952cm" svg:y="14.955cm" svg:viewBox="0 0 19685 3131" draw:points="0,3131 19685,3131 19685,0 0,0">
          <text:p/>
        </draw:polygon>
        <draw:polygon draw:style-name="gr6" draw:text-style-name="P6" draw:layer="layout" svg:width="2.19cm" svg:height="3.13cm" svg:x="9.717cm" svg:y="14.955cm" svg:viewBox="0 0 2191 3131" draw:points="0,3131 2191,3131 2191,0 0,0">
          <text:p/>
        </draw:polygon>
        <draw:line draw:style-name="gr5" draw:text-style-name="P4" draw:layer="layout" svg:x1="0.952cm" svg:y1="14.954cm" svg:x2="20.637cm" svg:y2="14.954cm">
          <text:p/>
        </draw:line>
        <draw:line draw:style-name="gr5" draw:text-style-name="P4" draw:layer="layout" svg:x1="10.064cm" svg:y1="13.811cm" svg:x2="0.952cm" svg:y2="13.811cm">
          <text:p/>
        </draw:line>
        <draw:polygon draw:style-name="gr8" draw:text-style-name="P7" draw:layer="layout" svg:width="0.31cm" svg:height="0.139cm" svg:x="6.765cm" svg:y="13.646cm" svg:viewBox="0 0 311 140" draw:points="0,0 158,140 311,0">
          <text:p/>
        </draw:polygon>
        <draw:polygon draw:style-name="gr9" draw:text-style-name="P4" draw:layer="layout" svg:width="0.31cm" svg:height="0.139cm" svg:x="6.765cm" svg:y="13.646cm" svg:viewBox="0 0 311 140" draw:points="0,0 158,140 311,0">
          <text:p/>
        </draw:polygon>
        <draw:line draw:style-name="gr9" draw:text-style-name="P4" draw:layer="layout" svg:x1="7.08cm" svg:y1="13.828cm" svg:x2="6.761cm" svg:y2="13.83cm">
          <text:p/>
        </draw:line>
        <draw:line draw:style-name="gr9" draw:text-style-name="P4" draw:layer="layout" svg:x1="6.837cm" svg:y1="13.875cm" svg:x2="7.004cm" svg:y2="13.877cm">
          <text:p/>
        </draw:line>
        <draw:line draw:style-name="gr9" draw:text-style-name="P4" draw:layer="layout" svg:x1="6.939cm" svg:y1="13.93cm" svg:x2="6.903cm" svg:y2="13.932cm">
          <text:p/>
        </draw:line>
        <draw:polygon draw:style-name="gr8" draw:text-style-name="P7" draw:layer="layout" svg:width="0.31cm" svg:height="0.139cm" svg:x="16.131cm" svg:y="14.812cm" svg:viewBox="0 0 311 140" draw:points="0,0 158,140 311,0">
          <text:p/>
        </draw:polygon>
        <draw:polygon draw:style-name="gr9" draw:text-style-name="P4" draw:layer="layout" svg:width="0.31cm" svg:height="0.139cm" svg:x="16.131cm" svg:y="14.812cm" svg:viewBox="0 0 311 140" draw:points="0,0 158,140 311,0">
          <text:p/>
        </draw:polygon>
        <draw:line draw:style-name="gr9" draw:text-style-name="P4" draw:layer="layout" svg:x1="16.446cm" svg:y1="14.994cm" svg:x2="16.127cm" svg:y2="14.996cm">
          <text:p/>
        </draw:line>
        <draw:line draw:style-name="gr9" draw:text-style-name="P4" draw:layer="layout" svg:x1="16.204cm" svg:y1="15.041cm" svg:x2="16.371cm" svg:y2="15.043cm">
          <text:p/>
        </draw:line>
        <draw:polygon draw:style-name="gr11" draw:text-style-name="P8" draw:layer="layout" svg:width="6.402cm" svg:height="1.264cm" svg:x="7.594cm" svg:y="13.69cm" svg:viewBox="0 0 6403 1265" draw:points="3766,0 2636,0 0,1265 6403,1265">
          <text:p/>
        </draw:polygon>
        <draw:polygon draw:style-name="gr5" draw:text-style-name="P4" draw:layer="layout" svg:width="6.402cm" svg:height="1.264cm" svg:x="7.594cm" svg:y="13.69cm" svg:viewBox="0 0 6403 1265" draw:points="3766,0 2636,0 0,1265 6403,1265">
          <text:p/>
        </draw:polygon>
        <draw:line draw:style-name="gr5" draw:text-style-name="P4" draw:layer="layout" svg:x1="0.953cm" svg:y1="18.054cm" svg:x2="20.638cm" svg:y2="18.054cm">
          <text:p/>
        </draw:line>
        <draw:custom-shape draw:style-name="gr14" draw:text-style-name="P9" draw:layer="layout" svg:width="0.203cm" svg:height="0.203cm" svg:x="0.852cm" svg:y="1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0.852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9.622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1.792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9.62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1.79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7.47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3.89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1.292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0.092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9.822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20.517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20.517cm" svg:y="1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2.222cm" svg:height="0.645cm" svg:x="0.792cm" svg:y="17.405cm">
          <draw:text-box>
            <text:p text:style-name="P10">(0, 0)</text:p>
          </draw:text-box>
        </draw:frame>
        <draw:frame draw:style-name="gr15" draw:text-style-name="P11" draw:layer="layout" svg:width="2.222cm" svg:height="0.645cm" svg:x="0.792cm" svg:y="14.306cm">
          <draw:text-box>
            <text:p text:style-name="P10">(0, 10)</text:p>
          </draw:text-box>
        </draw:frame>
        <draw:frame draw:style-name="gr15" draw:text-style-name="P11" draw:layer="layout" svg:width="2.222cm" svg:height="0.645cm" svg:x="6.15cm" svg:y="14.287cm">
          <draw:text-box>
            <text:p text:style-name="P10">(20, 10)</text:p>
          </draw:text-box>
        </draw:frame>
        <draw:frame draw:style-name="gr15" draw:text-style-name="P11" draw:layer="layout" svg:width="2.222cm" svg:height="0.645cm" svg:x="8.75cm" svg:y="14.328cm">
          <draw:text-box>
            <text:p text:style-name="P10">(26, 10)</text:p>
          </draw:text-box>
        </draw:frame>
        <draw:frame draw:style-name="gr15" draw:text-style-name="P11" draw:layer="layout" svg:width="2.222cm" svg:height="0.645cm" svg:x="11.05cm" svg:y="14.329cm">
          <draw:text-box>
            <text:p text:style-name="P10">(32, 10)</text:p>
          </draw:text-box>
        </draw:frame>
        <draw:frame draw:style-name="gr15" draw:text-style-name="P11" draw:layer="layout" svg:width="2.222cm" svg:height="0.645cm" svg:x="13.85cm" svg:y="14.33cm">
          <draw:text-box>
            <text:p text:style-name="P10">(38, 10)</text:p>
          </draw:text-box>
        </draw:frame>
        <draw:frame draw:style-name="gr15" draw:text-style-name="P11" draw:layer="layout" svg:width="2.222cm" svg:height="0.645cm" svg:x="19.05cm" svg:y="14.331cm">
          <draw:text-box>
            <text:p text:style-name="P10"><text:span text:style-name="T2">(58, 10)</text:span></text:p>
          </draw:text-box>
        </draw:frame>
        <draw:frame draw:style-name="gr15" draw:text-style-name="P11" draw:layer="layout" svg:width="2.222cm" svg:height="0.645cm" svg:x="8.15cm" svg:y="17.428cm">
          <draw:text-box>
            <text:p text:style-name="P10">(26, 10)</text:p>
          </draw:text-box>
        </draw:frame>
        <draw:frame draw:style-name="gr15" draw:text-style-name="P11" draw:layer="layout" svg:width="2.222cm" svg:height="0.645cm" svg:x="11.75cm" svg:y="17.429cm">
          <draw:text-box>
            <text:p text:style-name="P10">(32, 10)</text:p>
          </draw:text-box>
        </draw:frame>
        <draw:frame draw:style-name="gr15" draw:text-style-name="P11" draw:layer="layout" svg:width="2.222cm" svg:height="0.645cm" svg:x="19.05cm" svg:y="17.431cm">
          <draw:text-box>
            <text:p text:style-name="P10"><text:span text:style-name="T2">(58, 10)</text:span></text:p>
          </draw:text-box>
        </draw:frame>
        <draw:frame draw:style-name="gr16" draw:text-style-name="P11" draw:layer="layout" svg:width="2.602cm" svg:height="1.039cm" svg:x="11.05cm" svg:y="13.03cm">
          <draw:text-box>
            <text:p text:style-name="P10">(30.8, 14.5)</text:p>
          </draw:text-box>
        </draw:frame>
        <draw:frame draw:style-name="gr16" draw:text-style-name="P11" draw:layer="layout" svg:width="2.422cm" svg:height="1.039cm" svg:x="9.325cm" svg:y="12.517cm">
          <draw:text-box>
            <text:p text:style-name="P10">(27.2, 14.5)</text:p>
          </draw:text-box>
        </draw:frame>
        <draw:frame draw:style-name="gr15" draw:text-style-name="P11" draw:layer="layout" svg:width="2.222cm" svg:height="0.645cm" svg:x="7.825cm" svg:y="12.918cm">
          <draw:text-box>
            <text:p text:style-name="P10">(26.4, 14)</text:p>
          </draw:text-box>
        </draw:frame>
        <draw:line draw:style-name="gr17" draw:text-style-name="P12" draw:layer="layout" svg:x1="9.525cm" svg:y1="13.456cm" svg:x2="9.842cm" svg:y2="13.652cm">
          <text:p/>
        </draw:line>
        <draw:line draw:style-name="gr17" draw:text-style-name="P12" draw:layer="layout" svg:x1="10.16cm" svg:y1="13.017cm" svg:x2="10.133cm" svg:y2="13.5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6T12:45:24.614036272</dc:date>
    <meta:creation-date>2008-10-10T14:53:49Z</meta:creation-date>
    <meta:generator>LibreOffice/24.8.3.2$MacOSX_X86_64 LibreOffice_project/48a6bac9e7e268aeb4c3483fcf825c94556d9f92</meta:generator>
    <meta:editing-duration>PT22M26S</meta:editing-duration>
    <meta:editing-cycles>6</meta:editing-cycles>
    <meta:document-statistic meta:object-count="79"/>
  </office:meta>
</office:document-meta>
</file>